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3.877cm" fo:min-width="5.85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0.704cm" fo:min-width="1.625cm" fo:padding-top="0.165cm" fo:padding-bottom="0.165cm" fo:padding-left="0.29cm" fo:padding-right="0.29cm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19cm" fo:min-width="1.723cm" fo:padding-top="0.165cm" fo:padding-bottom="0.165cm" fo:padding-left="0.29cm" fo:padding-right="0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55308d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3.825cm" fo:min-width="5.798cm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28cm" svg:stroke-color="#55308d" draw:marker-start-width="0.242cm" draw:marker-end="Arrowheads_20_2" draw:marker-end-width="0.342cm" draw:fill="none" draw:textarea-vertical-align="middle" fo:padding-top="0.139cm" fo:padding-bottom="0.139cm" fo:padding-left="0.264cm" fo:padding-right="0.264cm" loext:decorative="false"/>
    </style:style>
    <style:style style:name="gr8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2cm" fo:min-width="1.406cm" fo:padding-top="0.165cm" fo:padding-bottom="0.165cm" fo:padding-left="0.29cm" fo:padding-right="0.29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4.778cm" fo:min-width="8.0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2cm" fo:min-width="1.723cm" fo:padding-top="0.165cm" fo:padding-bottom="0.165cm" fo:padding-left="0.29cm" fo:padding-right="0.29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338cm" fo:min-width="1.625cm" fo:padding-top="0.165cm" fo:padding-bottom="0.165cm" fo:padding-left="0.29cm" fo:padding-right="0.29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ff8000" draw:marker-start="" draw:marker-start-width="0.253cm" draw:marker-end="Arrowheads_20_9" draw:marker-end-width="0.353cm" draw:fill="none" draw:textarea-vertical-align="middle" fo:padding-top="0.143cm" fo:padding-bottom="0.143cm" fo:padding-left="0.268cm" fo:padding-right="0.268cm" loext:decorative="false"/>
    </style:style>
    <style:style style:name="gr13" style:family="graphic" style:parent-style-name="objectwithoutfill">
      <style:graphic-properties svg:stroke-width="0.035cm" svg:stroke-color="#55308d" draw:marker-start-width="0.253cm" draw:marker-end="Arrowheads_20_6" draw:marker-end-width="0.353cm" draw:fill="none" draw:textarea-vertical-align="middle" fo:padding-top="0.143cm" fo:padding-bottom="0.143cm" fo:padding-left="0.268cm" fo:padding-right="0.268cm" loext:decorative="false"/>
    </style:style>
    <style:style style:name="gr14" style:family="graphic" style:parent-style-name="objectwithoutfill">
      <style:graphic-properties svg:stroke-width="0.035cm" svg:stroke-color="#55308d" draw:marker-start-width="0.253cm" draw:marker-end="Arrowheads_20_7" draw:marker-end-width="0.353cm" draw:fill="none" draw:textarea-vertical-align="middle" fo:padding-top="0.143cm" fo:padding-bottom="0.143cm" fo:padding-left="0.268cm" fo:padding-right="0.26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729fcf" draw:marker-start-width="0.279cm" draw:marker-end-width="0.279cm" draw:fill="solid" draw:fill-color="#b7b3ca" draw:textarea-horizontal-align="justify" draw:textarea-vertical-align="middle" draw:auto-grow-height="false" fo:min-height="0.968cm" fo:min-width="2.623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ff8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4.46cm" fo:min-width="13.641cm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7.635cm" fo:min-width="7.386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145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85cm" fo:min-width="2.675cm" fo:padding-top="0.139cm" fo:padding-bottom="0.139cm" fo:padding-left="0.264cm" fo:padding-right="0.264cm" loext:decorative="false"/>
      <style:paragraph-properties style:writing-mode="lr-tb"/>
    </style:style>
    <style:style style:name="gr23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432cm" fo:padding-top="0.139cm" fo:padding-bottom="0.139cm" fo:padding-left="0.264cm" fo:padding-right="0.264cm" loext:decorative="false"/>
      <style:paragraph-properties style:writing-mode="lr-tb"/>
    </style:style>
    <style:style style:name="gr24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247cm" fo:padding-top="0.139cm" fo:padding-bottom="0.139cm" fo:padding-left="0.264cm" fo:padding-right="0.264cm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86cm" fo:min-width="0.852cm" fo:padding-top="0.139cm" fo:padding-bottom="0.139cm" fo:padding-left="0.264cm" fo:padding-right="0.264cm" loext:decorative="false"/>
      <style:paragraph-properties style:writing-mode="lr-tb"/>
    </style:style>
    <style:style style:name="gr26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406cm" fo:padding-top="0.139cm" fo:padding-bottom="0.139cm" fo:padding-left="0.264cm" fo:padding-right="0.264cm" loext:decorative="false"/>
      <style:paragraph-properties style:writing-mode="lr-tb"/>
    </style:style>
    <style:style style:name="gr27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23cm" fo:min-width="1.978cm" fo:padding-top="0.139cm" fo:padding-bottom="0.139cm" fo:padding-left="0.264cm" fo:padding-right="0.264cm" loext:decorative="false"/>
      <style:paragraph-properties style:writing-mode="lr-tb"/>
    </style:style>
    <style:style style:name="gr28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1.02cm" fo:min-width="1.722cm" fo:padding-top="0.139cm" fo:padding-bottom="0.139cm" fo:padding-left="0.264cm" fo:padding-right="0.264cm" loext:decorative="false"/>
      <style:paragraph-properties style:writing-mode="lr-tb"/>
    </style:style>
    <style:style style:name="gr29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2cm" fo:min-width="3.628cm" fo:padding-top="0.139cm" fo:padding-bottom="0.139cm" fo:padding-left="0.264cm" fo:padding-right="0.26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31" style:family="graphic" style:parent-style-name="objectwithoutfill">
      <style:graphic-properties svg:stroke-width="0.028cm" svg:stroke-color="#55308d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</style:style>
    <style:style style:name="gr32" style:family="graphic" style:parent-style-name="objectwithoutfill">
      <style:graphic-properties svg:stroke-width="0.028cm" svg:stroke-color="#ff8000" draw:marker-start-width="0.242cm" draw:marker-end="Arrowheads_20_9" draw:marker-end-width="0.342cm" draw:fill="none" draw:textarea-vertical-align="middle" fo:padding-top="0.139cm" fo:padding-bottom="0.139cm" fo:padding-left="0.264cm" fo:padding-right="0.264cm" loext:decorative="false"/>
    </style:style>
    <style:style style:name="gr33" style:family="graphic" style:parent-style-name="objectwithoutfill">
      <style:graphic-properties svg:stroke-width="0.028cm" svg:stroke-color="#55308d" draw:marker-start-width="0.242cm" draw:marker-end="Arrowheads_20_13" draw:marker-end-width="0.342cm" draw:fill="none" draw:textarea-vertical-align="middle" fo:padding-top="0.139cm" fo:padding-bottom="0.139cm" fo:padding-left="0.264cm" fo:padding-right="0.264cm" loext:decorative="false"/>
    </style:style>
    <style:style style:name="gr3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5" style:family="graphic" style:parent-style-name="objectwithoutfill">
      <style:graphic-properties svg:stroke-width="0.028cm" svg:stroke-color="#55308d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36" style:family="graphic" style:parent-style-name="objectwithoutfill">
      <style:graphic-properties svg:stroke-width="0.028cm" svg:stroke-color="#55308d" draw:marker-start-width="0.242cm" draw:marker-end="Arrowheads_20_17" draw:marker-end-width="0.342cm" draw:fill="none" draw:textarea-vertical-align="middle" fo:padding-top="0.139cm" fo:padding-bottom="0.139cm" fo:padding-left="0.264cm" fo:padding-right="0.264cm" loext:decorative="false"/>
    </style:style>
    <style:style style:name="gr37" style:family="graphic" style:parent-style-name="objectwithoutfill">
      <style:graphic-properties svg:stroke-width="0.028cm" svg:stroke-color="#55308d" draw:marker-start-width="0.242cm" draw:marker-end="Arrowheads_20_18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55308d" draw:marker-start-width="0.242cm" draw:marker-end="Arrowheads_20_19" draw:marker-end-width="0.3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objectwithoutfill">
      <style:graphic-properties svg:stroke-width="0.028cm" svg:stroke-color="#55308d" draw:marker-start-width="0.242cm" draw:marker-end="Arrowheads_20_20" draw:marker-end-width="0.342cm" draw:fill="none" draw:textarea-vertical-align="middle" fo:padding-top="0.139cm" fo:padding-bottom="0.139cm" fo:padding-left="0.264cm" fo:padding-right="0.264cm" loext:decorative="false"/>
    </style:style>
    <style:style style:name="gr40" style:family="graphic" style:parent-style-name="objectwithoutfill">
      <style:graphic-properties svg:stroke-width="0.028cm" svg:stroke-color="#55308d" draw:marker-start-width="0.242cm" draw:marker-end="Arrowheads_20_22" draw:marker-end-width="0.342cm" draw:fill="none" draw:textarea-vertical-align="middle" fo:padding-top="0.139cm" fo:padding-bottom="0.139cm" fo:padding-left="0.264cm" fo:padding-right="0.264cm" loext:decorative="false"/>
    </style:style>
    <style:style style:name="gr41" style:family="graphic" style:parent-style-name="objectwithoutfill">
      <style:graphic-properties svg:stroke-width="0.028cm" svg:stroke-color="#55308d" draw:marker-start-width="0.242cm" draw:marker-end="Arrowheads_20_23" draw:marker-end-width="0.342cm" draw:fill="none" draw:textarea-vertical-align="middle" fo:padding-top="0.139cm" fo:padding-bottom="0.139cm" fo:padding-left="0.264cm" fo:padding-right="0.264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solid" draw:fill-color="#b7b3ca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b7b3ca"/>
      <style:paragraph-properties fo:text-align="center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.35cm" svg:height="4.127cm" svg:x="2.27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3cm" svg:height="0.953cm" svg:x="3.858cm" svg:y="8.303cm">
          <text:p text:style-name="P2"><text:span text:style-name="T1">{Video Port}</text:span></text:p>
          <text:p text:style-name="P2"><text:span text:style-name="T1">{Control Port}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2.223cm" svg:height="1.269cm" svg:x="4.809cm" svg:y="6.08cm">
          <text:p text:style-name="P4"><text:span text:style-name="T1">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1.905cm" svg:height="0.725cm" svg:x="2.27cm" svg:y="5.763cm">
          <draw:text-box>
            <text:p text:style-name="P5"><text:span text:style-name="T2">Host</text:span></text:p>
          </draw:text-box>
        </draw:frame>
        <draw:line draw:style-name="gr5" draw:text-style-name="P7" draw:layer="layout" svg:x1="5.762cm" svg:y1="7.35cm" svg:x2="5.762cm" svg:y2="8.303cm">
          <text:p/>
        </draw:line>
        <draw:custom-shape draw:style-name="gr6" draw:text-style-name="P1" xml:id="id3" draw:id="id3" draw:layer="layout" svg:width="6.35cm" svg:height="4.127cm" svg:x="2.27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05cm" svg:height="0.725cm" svg:x="2.27cm" svg:y="10.525cm">
          <draw:text-box>
            <text:p text:style-name="P5"><text:span text:style-name="T2">Client</text:span></text:p>
          </draw:text-box>
        </draw:frame>
        <draw:custom-shape draw:style-name="gr3" draw:text-style-name="P3" xml:id="id2" draw:id="id2" draw:layer="layout" svg:width="2.223cm" svg:height="1.269cm" svg:x="5.762cm" svg:y="12.749cm">
          <text:p text:style-name="P4"><text:span text:style-name="T1">Searh For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493cm" svg:height="0.953cm" svg:x="2.587cm" svg:y="11.477cm">
          <text:p text:style-name="P2"><text:span text:style-name="T1">With Host I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7" draw:layer="layout" draw:type="curve" svg:x1="4.333cm" svg:y1="12.43cm" svg:x2="5.762cm" svg:y2="13.384cm" draw:start-shape="id1" draw:end-shape="id2" draw:end-glue-point="5" svg:d="M4333 12430c0 636 476 954 1429 954" svg:viewBox="0 0 1430 955">
          <text:p/>
        </draw:connector>
        <draw:custom-shape draw:style-name="gr8" draw:text-style-name="P8" xml:id="id4" draw:id="id4" draw:layer="layout" svg:width="3.81cm" svg:height="2.54cm" svg:x="10.842cm" svg:y="8.938cm">
          <text:p text:style-name="P4">If Client Connects to Ho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6" draw:id="id6" draw:layer="layout" svg:width="8.572cm" svg:height="5.08cm" svg:x="17.51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05cm" svg:height="0.725cm" svg:x="17.51cm" svg:y="7.985cm">
          <draw:text-box>
            <text:p text:style-name="P5"><text:span text:style-name="T2">Client</text:span></text:p>
          </draw:text-box>
        </draw:frame>
        <draw:custom-shape draw:style-name="gr10" draw:text-style-name="P3" xml:id="id9" draw:id="id9" draw:layer="layout" svg:width="2.223cm" svg:height="1.27cm" svg:x="18.145cm" svg:y="11.478cm">
          <text:p text:style-name="P4"><text:span text:style-name="T1">Connect to 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7" draw:id="id7" draw:layer="layout" svg:width="2.223cm" svg:height="1.27cm" svg:x="17.827cm" svg:y="8.938cm">
          <text:p text:style-name="P4"><text:span text:style-name="T1">Recieves Data From 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8" draw:id="id8" draw:layer="layout" svg:width="3.493cm" svg:height="1.587cm" svg:x="21.955cm" svg:y="8.938cm">
          <text:p text:style-name="P2"><text:span text:style-name="T1">HOST:</text:span><text:span text:style-name="T1"><text:line-break/></text:span><text:span text:style-name="T1">{Video Port}</text:span></text:p>
          <text:p text:style-name="P2"><text:span text:style-name="T1">{Control Port}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7" draw:layer="layout" draw:type="curve" svg:x1="8.62cm" svg:y1="12.588cm" svg:x2="10.842cm" svg:y2="10.208cm" draw:start-shape="id3" draw:start-glue-point="1" draw:end-shape="id4" draw:end-glue-point="5" svg:d="M8620 12588c1656 0 545-2380 2222-2380" svg:viewBox="0 0 2223 2381">
          <text:p/>
        </draw:connector>
        <draw:connector draw:style-name="gr12" draw:text-style-name="P7" draw:layer="layout" draw:type="curve" svg:x1="8.62cm" svg:y1="7.826cm" svg:x2="10.842cm" svg:y2="10.208cm" draw:start-shape="id5" draw:start-glue-point="1" draw:end-shape="id4" draw:end-glue-point="5" svg:d="M8620 7826c1656 0 545 2382 2222 2382" svg:viewBox="0 0 2223 2383">
          <text:p/>
        </draw:connector>
        <draw:connector draw:style-name="gr12" draw:text-style-name="P7" draw:layer="layout" draw:type="curve" svg:x1="14.652cm" svg:y1="10.208cm" svg:x2="17.51cm" svg:y2="10.525cm" draw:start-shape="id4" draw:start-glue-point="7" draw:end-shape="id6" draw:end-glue-point="3" svg:d="M14652 10208c2155 0 727 317 2858 317" svg:viewBox="0 0 2859 318">
          <text:p/>
        </draw:connector>
        <draw:connector draw:style-name="gr13" draw:text-style-name="P7" draw:layer="layout" draw:type="curve" svg:x1="20.05cm" svg:y1="9.573cm" svg:x2="22.304cm" svg:y2="9.732cm" draw:start-shape="id7" draw:start-glue-point="7" draw:end-shape="id8" draw:end-glue-point="6" svg:d="M20050 9573c1428 0 301 159 2254 159" svg:viewBox="0 0 2255 160">
          <text:p/>
        </draw:connector>
        <draw:connector draw:style-name="gr14" draw:text-style-name="P7" draw:layer="layout" draw:type="curve" svg:x1="23.702cm" svg:y1="10.525cm" svg:x2="20.368cm" svg:y2="12.113cm" draw:start-shape="id8" draw:start-glue-point="8" draw:end-shape="id9" draw:end-glue-point="7" svg:d="M23702 10525c0 1059-1111 1588-3334 1588" svg:viewBox="0 0 3335 1589">
          <text:p/>
        </draw:connector>
        <draw:frame draw:style-name="gr15" draw:text-style-name="P9" draw:layer="layout" svg:width="6.122cm" svg:height="1.038cm" svg:x="2.18cm" svg:y="2.184cm">
          <draw:text-box>
            <text:p><text:span text:style-name="T3">Step 1: Broadcast</text:span></text:p>
          </draw:text-box>
        </draw:frame>
        <draw:custom-shape draw:style-name="gr16" draw:text-style-name="P8" xml:id="id10" draw:id="id10" draw:layer="layout" svg:width="3.175cm" svg:height="1.27cm" svg:x="10.842cm" svg:y="15.287cm">
          <text:p text:style-name="P4">Client has a connection refuse error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draw:type="curve" svg:x1="12.747cm" svg:y1="11.478cm" svg:x2="12.429cm" svg:y2="15.287cm" draw:start-shape="id4" draw:start-glue-point="6" draw:end-shape="id10" draw:end-glue-point="0" svg:d="M12747 11478c0 2868-318 964-318 3809" svg:viewBox="0 0 319 3810">
          <text:p/>
        </draw:connector>
        <draw:frame draw:style-name="gr18" draw:text-style-name="P10" draw:layer="layout" svg:width="1.269cm" svg:height="0.953cm" svg:x="14.653cm" svg:y="10.207cm">
          <draw:text-box>
            <text:p>Yes</text:p>
          </draw:text-box>
        </draw:frame>
        <draw:frame draw:style-name="gr4" draw:text-style-name="P10" draw:layer="layout" svg:width="0.952cm" svg:height="0.635cm" svg:x="12.113cm" svg:y="11.477cm">
          <draw:text-box>
            <text:p>No</text:p>
          </draw:text-box>
        </draw:frame>
      </draw:page>
      <draw:page draw:name="page2" draw:style-name="dp1" draw:master-page-name="Default">
        <draw:custom-shape draw:style-name="gr19" draw:text-style-name="P1" draw:layer="layout" svg:width="14.193cm" svg:height="4.762cm" svg:x="12.74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938cm" svg:height="7.937cm" svg:x="1.952cm" svg:y="7.35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381cm" svg:height="1.395cm" svg:x="1.952cm" svg:y="7.35cm">
          <draw:text-box>
            <text:p text:style-name="P5"><text:span text:style-name="T2">Client</text:span></text:p>
          </draw:text-box>
        </draw:frame>
        <draw:frame draw:style-name="gr15" draw:text-style-name="P9" draw:layer="layout" svg:width="10.72cm" svg:height="1.038cm" svg:x="2.18cm" svg:y="2.184cm">
          <draw:text-box>
            <text:p><text:span text:style-name="T3">Step 2: Handshake - Credentials</text:span></text:p>
          </draw:text-box>
        </draw:frame>
        <draw:custom-shape draw:style-name="gr22" draw:text-style-name="P8" xml:id="id11" draw:id="id11" draw:layer="layout" svg:width="3.175cm" svg:height="0.635cm" svg:x="2.27cm" svg:y="8.302cm">
          <text:p text:style-name="P4">Send Credenti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8" xml:id="id12" draw:id="id12" draw:layer="layout" svg:width="3.176cm" svg:height="0.952cm" svg:x="6.079cm" svg:y="8.302cm">
          <text:p text:style-name="P4">{username}<text:line-break/>{password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8" xml:id="id13" draw:id="id13" draw:layer="layout" svg:width="3.175cm" svg:height="0.635cm" svg:x="13.382cm" svg:y="7.985cm">
          <text:p text:style-name="P4">Recieve and Verif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8" xml:id="id14" draw:id="id14" draw:layer="layout" svg:width="3.493cm" svg:height="1.905cm" svg:x="18.462cm" svg:y="7.35cm">
          <text:p text:style-name="P4">If credential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8" xml:id="id18" draw:id="id18" draw:layer="layout" svg:width="3.175cm" svg:height="0.635cm" svg:x="15.922cm" svg:y="10.207cm">
          <text:p text:style-name="P4">Send Auth Stat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8" xml:id="id19" draw:id="id19" draw:layer="layout" svg:width="2.222cm" svg:height="0.635cm" svg:x="13.065cm" svg:y="10.207cm">
          <text:p text:style-name="P4">{status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8" xml:id="id20" draw:id="id20" draw:layer="layout" svg:width="3.81cm" svg:height="1.905cm" svg:x="5.445cm" svg:y="10.207cm">
          <text:p text:style-name="P4">If Auth Statu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8" xml:id="id16" draw:id="id16" draw:layer="layout" svg:width="2.54cm" svg:height="0.635cm" svg:x="22.907cm" svg:y="7.985cm">
          <text:p text:style-name="P4">{status} = Fals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7" draw:text-style-name="P8" xml:id="id17" draw:id="id17" draw:layer="layout" svg:width="2.54cm" svg:height="0.635cm" svg:x="21.637cm" svg:y="9.255cm">
          <text:p text:style-name="P4">{status} = Tru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8" draw:text-style-name="P8" xml:id="id21" draw:id="id21" draw:layer="layout" svg:width="2.222cm" svg:height="1.27cm" svg:x="2.27cm" svg:y="10.525cm">
          <text:p text:style-name="P4">Handshake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8" xml:id="id22" draw:id="id22" draw:layer="layout" svg:width="4.128cm" svg:height="0.952cm" svg:x="5.127cm" svg:y="14.017cm">
          <text:p text:style-name="P4">Continue to next ste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6" draw:layer="layout" svg:width="4.096cm" svg:height="0.725cm" svg:x="12.747cm" svg:y="6.715cm">
          <draw:text-box>
            <text:p text:style-name="P5"><text:span text:style-name="T2">Host</text:span></text:p>
          </draw:text-box>
        </draw:frame>
        <draw:connector draw:style-name="gr31" draw:text-style-name="P7" draw:layer="layout" draw:type="curve" svg:x1="5.445cm" svg:y1="8.62cm" svg:x2="6.396cm" svg:y2="8.778cm" draw:start-shape="id11" draw:start-glue-point="7" draw:end-shape="id12" draw:end-glue-point="6" svg:d="M5445 8620c477 0 2 158 951 158" svg:viewBox="0 0 952 159">
          <text:p/>
        </draw:connector>
        <draw:connector draw:style-name="gr32" draw:text-style-name="P7" draw:layer="layout" draw:type="curve" svg:x1="8.932cm" svg:y1="8.778cm" svg:x2="13.382cm" svg:y2="8.303cm" draw:start-shape="id12" draw:start-glue-point="9" draw:end-shape="id13" draw:end-glue-point="5" svg:d="M8932 8778c3580 0 1356-475 4450-475" svg:viewBox="0 0 4451 476">
          <text:p/>
        </draw:connector>
        <draw:connector draw:style-name="gr33" draw:text-style-name="P7" draw:layer="layout" draw:type="curve" svg:x1="16.557cm" svg:y1="8.303cm" svg:x2="18.462cm" svg:y2="8.303cm" draw:start-shape="id13" draw:start-glue-point="7" draw:end-shape="id14" draw:end-glue-point="5" svg:d="M16557 8303h1905" svg:viewBox="0 0 1906 1">
          <text:p/>
        </draw:connector>
        <draw:connector draw:style-name="gr34" draw:text-style-name="P7" xml:id="id15" draw:id="id15" draw:layer="layout" draw:type="curve" svg:x1="21.955cm" svg:y1="8.303cm" svg:x2="21.955cm" svg:y2="8.303cm" draw:start-shape="id14" draw:start-glue-point="7" draw:end-shape="id14" draw:end-glue-point="7" svg:d="M21955 8303z" svg:viewBox="0 0 1 1">
          <text:p/>
        </draw:connector>
        <draw:connector draw:style-name="gr35" draw:text-style-name="P7" draw:layer="layout" draw:type="curve" svg:x1="21.955cm" svg:y1="8.303cm" svg:x2="22.907cm" svg:y2="8.303cm" draw:start-shape="id15" draw:start-glue-point="0" draw:end-shape="id16" draw:end-glue-point="5" svg:d="M21955 8303h952" svg:viewBox="0 0 953 1">
          <text:p/>
        </draw:connector>
        <draw:connector draw:style-name="gr36" draw:text-style-name="P7" draw:layer="layout" draw:type="curve" svg:x1="20.209cm" svg:y1="9.255cm" svg:x2="21.637cm" svg:y2="9.573cm" draw:start-shape="id14" draw:start-glue-point="6" draw:end-shape="id17" draw:end-glue-point="5" svg:d="M20209 9255c0 212 476 318 1428 318" svg:viewBox="0 0 1429 319">
          <text:p/>
        </draw:connector>
        <draw:connector draw:style-name="gr37" draw:text-style-name="P7" draw:layer="layout" draw:type="curve" svg:x1="24.177cm" svg:y1="9.573cm" svg:x2="19.097cm" svg:y2="10.525cm" draw:start-shape="id17" draw:start-glue-point="7" draw:end-shape="id18" draw:end-glue-point="7" svg:d="M24177 9573c772 0 3312 952-5080 952" svg:viewBox="0 0 6048 953">
          <text:p/>
        </draw:connector>
        <draw:connector draw:style-name="gr38" draw:text-style-name="P7" draw:layer="layout" draw:type="curve" svg:x1="25.447cm" svg:y1="8.303cm" svg:x2="19.097cm" svg:y2="10.525cm" draw:start-shape="id16" draw:start-glue-point="7" draw:end-shape="id18" draw:end-glue-point="7" svg:d="M25447 8303c772 0 3947 2222-6350 2222" svg:viewBox="0 0 7419 2223">
          <text:p/>
        </draw:connector>
        <draw:connector draw:style-name="gr39" draw:text-style-name="P7" draw:layer="layout" draw:type="curve" svg:x1="15.922cm" svg:y1="10.525cm" svg:x2="15.061cm" svg:y2="10.525cm" draw:start-shape="id18" draw:start-glue-point="5" draw:end-shape="id19" draw:end-glue-point="9" svg:d="M15922 10525h-861" svg:viewBox="0 0 862 1">
          <text:p/>
        </draw:connector>
        <draw:connector draw:style-name="gr32" draw:text-style-name="P7" draw:layer="layout" draw:type="curve" svg:x1="13.287cm" svg:y1="10.525cm" svg:x2="9.255cm" svg:y2="11.16cm" draw:start-shape="id19" draw:start-glue-point="6" draw:end-shape="id20" draw:end-glue-point="7" svg:d="M13287 10525c-3190 0-1175 635-4032 635" svg:viewBox="0 0 4033 636">
          <text:p/>
        </draw:connector>
        <draw:connector draw:style-name="gr40" draw:text-style-name="P7" draw:layer="layout" draw:type="curve" svg:x1="5.445cm" svg:y1="11.16cm" svg:x2="4.492cm" svg:y2="11.16cm" draw:start-shape="id20" draw:start-glue-point="5" draw:end-shape="id21" draw:end-glue-point="7" svg:d="M5445 11160h-953" svg:viewBox="0 0 954 1">
          <text:p/>
        </draw:connector>
        <draw:connector draw:style-name="gr41" draw:text-style-name="P7" draw:layer="layout" draw:type="curve" svg:x1="7.35cm" svg:y1="12.112cm" svg:x2="7.191cm" svg:y2="14.017cm" draw:start-shape="id20" draw:start-glue-point="6" draw:end-shape="id22" draw:end-glue-point="4" svg:d="M7350 12112c0 1429-159 477-159 1905" svg:viewBox="0 0 160 1906">
          <text:p/>
        </draw:connector>
        <draw:frame draw:style-name="gr42" draw:text-style-name="P10" draw:layer="layout" svg:width="0.952cm" svg:height="0.801cm" svg:x="21.955cm" svg:y="7.819cm">
          <draw:text-box>
            <text:p>No</text:p>
          </draw:text-box>
        </draw:frame>
        <draw:frame draw:style-name="gr43" draw:text-style-name="P10" draw:layer="layout" svg:width="0.903cm" svg:height="0.526cm" svg:x="20.367cm" svg:y="9.046cm">
          <draw:text-box>
            <text:p>Yes</text:p>
          </draw:text-box>
        </draw:frame>
        <draw:frame draw:style-name="gr42" draw:text-style-name="P10" draw:layer="layout" svg:width="0.952cm" svg:height="0.801cm" svg:x="4.81cm" svg:y="10.676cm">
          <draw:text-box>
            <text:p>No</text:p>
          </draw:text-box>
        </draw:frame>
        <draw:frame draw:style-name="gr43" draw:text-style-name="P10" draw:layer="layout" svg:width="0.903cm" svg:height="0.526cm" svg:x="6.447cm" svg:y="12.22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7:10:59.292790088</meta:creation-date>
    <dc:date>2025-04-21T18:46:18.965082734</dc:date>
    <meta:editing-duration>PT7M2S</meta:editing-duration>
    <meta:editing-cycles>2</meta:editing-cycles>
    <meta:generator>LibreOffice/25.2.2.2$Linux_X86_64 LibreOffice_project/520$Build-2</meta:generator>
    <meta:document-statistic meta:object-count="58"/>
  </office:meta>
</office:document-meta>
</file>